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4e4250" officeooo:paragraph-rsid="004e4250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2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2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1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1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2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1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3"><draw:frame draw:style-name="fr1" draw:name="Object9" text:anchor-type="as-char" svg:y="-0.2807in" svg:width="5.1543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draw:frame draw:style-name="fr1" draw:name="Object10" text:anchor-type="as-char" svg:y="-0.2807in" svg:width="5.15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11T12:56:25.673000000</dc:date>
    <meta:editing-duration>PT2H59M11S</meta:editing-duration>
    <meta:editing-cycles>45</meta:editing-cycles>
    <meta:generator>LibreOffice/7.2.5.2$Windows_X86_64 LibreOffice_project/499f9727c189e6ef3471021d6132d4c694f357e5</meta:generator>
    <meta:document-statistic meta:table-count="0" meta:image-count="0" meta:object-count="10" meta:page-count="2" meta:paragraph-count="20" meta:word-count="231" meta:character-count="1297" meta:non-whitespace-character-count="1080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i>?</mi>
      </mrow>
      <mi>?</mi>
      <mi>?</mi>
    </mrow>
    <annotation encoding="StarMath 5.0">{partial over { partial %theta_1 }} J( %theta_0, %theta_1 ) = {partial over { partial %theta_1 }} cdot { 1 over N cdot sum from { i = 0 } to { N } (h_%theta(x_i) - y_i) ^ 2 } = {partial over { partial %theta_0 }} cdot { 1 over N cdot sum from { i = 0 } to { N } (%theta_0+%theta_1 x_i - y_i) ^ 2 } = ???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i>?</mi>
      </mrow>
      <mi>?</mi>
      <mi>?</mi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???</annotation>
  </semantics>
</math>
</file>